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>
      <style:text-properties fo:language="en" fo:country="US"/>
    </style:style>
    <style:style style:name="P7" style:family="paragraph" style:parent-style-name="Standard" style:list-style-name="L4">
      <style:text-properties fo:language="en" fo:country="US"/>
    </style:style>
    <style:style style:name="P8" style:family="paragraph" style:parent-style-name="Standard" style:list-style-name="L5">
      <style:text-properties fo:language="en" fo:country="US"/>
    </style:style>
    <style:style style:name="P9" style:family="paragraph" style:parent-style-name="Standard" style:list-style-name="L6">
      <style:text-properties fo:language="en" fo:country="US"/>
    </style:style>
    <style:style style:name="P10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 style:list-style-name="L6">
      <style:text-properties fo:color="#000000" style:font-name="Consolas" fo:font-size="9.5pt" fo:language="en" fo:country="US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tity Framework Core</text:p>
      <text:list xml:id="list3397525359222899204" text:style-name="L1">
        <text:list-item>
          <text:list>
            <text:list-item>
              <text:p text:style-name="P2">The standard ORM framework for .NET and .NET Core</text:p>
            </text:list-item>
            <text:list-item>
              <text:p text:style-name="P2">Provides LINQ-based data queries and CRUD operations</text:p>
            </text:list-item>
            <text:list-item>
              <text:p text:style-name="P2">Automatic change tracking of in-memory objects</text:p>
            </text:list-item>
            <text:list-item>
              <text:p text:style-name="P2">Works with many relational databases</text:p>
            </text:list-item>
            <text:list-item>
              <text:p text:style-name="P2">Open source with independent release cycle</text:p>
            </text:list-item>
          </text:list>
        </text:list-item>
      </text:list>
      <text:p text:style-name="Standard"/>
      <text:p text:style-name="Standard">EF Core: Basic Workflow</text:p>
      <text:list xml:id="list6200832644765668290" text:style-name="L2">
        <text:list-item>
          <text:list>
            <text:list-item>
              <text:list>
                <text:list-item>
                  <text:p text:style-name="P3">Define the data model (Code first or Scaffold from DB)</text:p>
                </text:list-item>
                <text:list-item>
                  <text:p text:style-name="P3">Write &amp; Execute query over IQueryable</text:p>
                </text:list-item>
                <text:list-item>
                  <text:p text:style-name="P3">EF generates &amp; executes an SQL query in the DB</text:p>
                </text:list-item>
                <text:list-item>
                  <text:p text:style-name="P3">EF transforms the query results into .NET objects</text:p>
                </text:list-item>
                <text:list-item>
                  <text:p text:style-name="P3">Modify data with C# code and call SaveChanges()</text:p>
                </text:list-item>
                <text:list-item>
                  <text:p text:style-name="P3">EF generates and executes SQL command to modify the DB</text:p>
                </text:list-item>
              </text:list>
            </text:list-item>
          </text:list>
        </text:list-item>
      </text:list>
      <text:p text:style-name="Standard">EF Core: Setup</text:p>
      <text:list xml:id="list3396505850307818960" text:style-name="L3">
        <text:list-item>
          <text:list>
            <text:list-item>
              <text:p text:style-name="P4">To add EF Core support to a project in Visual Studio</text:p>
              <text:p text:style-name="P4">- Install it from Package Manager Console</text:p>
              <text:p text:style-name="P4">Install-Package Microsoft.EntityFrameworkCore</text:p>
              <text:p text:style-name="P4">EF Core is modular – any data providers must be installed too:</text:p>
              <text:p text:style-name="P4">Install-Package Microsoft.EntityFrameworkCore.SqlServer</text:p>
            </text:list-item>
          </text:list>
        </text:list-item>
      </text:list>
      <text:p text:style-name="Standard"/>
      <text:p text:style-name="Standard">Database First Model</text:p>
      <text:list xml:id="list7009445021177311620" text:style-name="L4">
        <text:list-item>
          <text:list>
            <text:list-item>
              <text:p text:style-name="P5">models the entity classes after the database</text:p>
            </text:list-item>
            <text:list-item>
              <text:p text:style-name="P7">Scaffolding DbContext from DB with Scaffold-DbContext command in Package Manager Console:</text:p>
              <text:p text:style-name="P7">Scaffold-DbContext</text:p>
              <text:list>
                <text:list-header>
                  <text:p text:style-name="P7">-Connection “Server=.;Database=..;Integrated Security=True”</text:p>
                  <text:p text:style-name="P7">-Provider Microsoft.EntityFrameworkCore.SqlServer</text:p>
                  <text:p text:style-name="P7">-OutputDir Data</text:p>
                </text:list-header>
              </text:list>
            </text:list-item>
          </text:list>
        </text:list-item>
      </text:list>
      <text:p text:style-name="P1"><text:tab/>Scaffolding requires the following <text:s/>packages beforehand:</text:p>
      <text:p text:style-name="P1"><text:tab/>Install-Package Microsoft.EntityFrameworkCore.Tools</text:p>
      <text:p text:style-name="P1"><text:tab/>Install-Package Microsoft.EntityFrameworkCore.SqlServer.Design</text:p>
      <text:p text:style-name="P1"/>
      <text:p text:style-name="P1"><text:line-break/>EF Components</text:p>
      <text:p text:style-name="P1"><text:tab/>The DbContext class</text:p>
      <text:p text:style-name="P1"><text:tab/>-Holds the database connection and the entity class</text:p>
      <text:p text:style-name="P1"/>
      <text:p text:style-name="P1"/>
      <text:p text:style-name="P1">EF DBFirst Lab:</text:p>
      <text:list xml:id="list1695936472053657679" text:style-name="L5">
        <text:list-item>
          <text:list>
            <text:list-item>
              <text:p text:style-name="P8">new .NET Core console app</text:p>
            </text:list-item>
            <text:list-item>
              <text:p text:style-name="P8">add nuget:</text:p>
              <text:list>
                <text:list-item>
                  <text:p text:style-name="P8">Microsoft.EntityFrameworkCore</text:p>
                </text:list-item>
                <text:list-item>
                  <text:p text:style-name="P8">Microsoft.EntityFrameworkCore.SqlServer</text:p>
                </text:list-item>
                <text:list-item>
                  <text:p text:style-name="P8">Microsoft.EntityFrameworkCore.SqlServer.Design</text:p>
                </text:list-item>
                <text:list-item>
                  <text:p text:style-name="P8">Microsoft.NETCore.App</text:p>
                </text:list-item>
              </text:list>
            </text:list-item>
          </text:list>
        </text:list-item>
      </text:list>
      <text:list xml:id="list4552432085418619370" text:style-name="L6">
        <text:list-item>
          <text:list>
            <text:list-item>
              <text:p text:style-name="P9">in PackageManage Console:</text:p>
              <text:p text:style-name="P11">PM&gt; Scaffold-DbContext -Connection "Server=localhost;Integrated Security=True;Database=SoftUni" -Outputdir Data</text:p>
            </text:list-item>
          </text:list>
        </text:list-item>
      </text:list>
      <text:p text:style-name="P10"/>
      <text:p text:style-name="P10">cmdlet Scaffold-DbContext at command pipeline position 1</text:p>
      <text:p text:style-name="P10">Supply values for the following parameters:</text:p>
      <text:p text:style-name="P10"><text:soft-page-break/>Provider: Microsoft.EntityFrameworkCore.SqlServer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8M</meta:editing-duration>
    <meta:editing-cycles>15</meta:editing-cycles>
    <meta:generator>OpenOffice/4.1.6$Win32 OpenOffice.org_project/416m1$Build-9790</meta:generator>
    <dc:date>2019-02-26T17:28:13.94</dc:date>
    <meta:document-statistic meta:table-count="0" meta:image-count="0" meta:object-count="0" meta:page-count="2" meta:paragraph-count="44" meta:word-count="250" meta:character-count="1881"/>
    <meta:user-defined meta:name="Info 1"/>
    <meta:user-defined meta:name="Info 2"/>
    <meta:user-defined meta:name="Info 3"/>
    <meta:user-defined meta:name="Info 4"/>
  </office:meta>
</office:document-meta>
</file>